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paragraph-rsid="0016d892" style:font-weight-asian="bold" style:font-weight-complex="bold"/>
    </style:style>
    <style:style style:name="P2" style:family="paragraph" style:parent-style-name="Standard">
      <style:text-properties fo:font-weight="bold" officeooo:rsid="001e902e" officeooo:paragraph-rsid="0016d892" style:font-weight-asian="bold" style:font-weight-complex="bold"/>
    </style:style>
    <style:style style:name="P3" style:family="paragraph" style:parent-style-name="Standard">
      <style:text-properties fo:font-weight="bold" officeooo:paragraph-rsid="001c1121" style:font-weight-asian="bold" style:font-weight-complex="bold"/>
    </style:style>
    <style:style style:name="P4" style:family="paragraph" style:parent-style-name="Standard">
      <style:text-properties fo:font-weight="bold" officeooo:paragraph-rsid="0018ffd6" style:font-weight-asian="bold" style:font-weight-complex="bold"/>
    </style:style>
    <style:style style:name="P5" style:family="paragraph" style:parent-style-name="Standard">
      <style:text-properties fo:font-weight="normal" officeooo:rsid="00173ed2" officeooo:paragraph-rsid="00173ed2" style:font-weight-asian="normal" style:font-weight-complex="normal"/>
    </style:style>
    <style:style style:name="P6" style:family="paragraph" style:parent-style-name="Standard">
      <style:text-properties fo:font-weight="normal" officeooo:rsid="00173ed2" officeooo:paragraph-rsid="001bee4f" style:font-weight-asian="normal" style:font-weight-complex="normal"/>
    </style:style>
    <style:style style:name="P7" style:family="paragraph" style:parent-style-name="Standard">
      <style:text-properties fo:font-weight="normal" officeooo:rsid="00173ed2" officeooo:paragraph-rsid="0016d892" style:font-weight-asian="normal" style:font-weight-complex="normal"/>
    </style:style>
    <style:style style:name="P8" style:family="paragraph" style:parent-style-name="Standard">
      <style:text-properties fo:font-weight="normal" officeooo:rsid="001e902e" officeooo:paragraph-rsid="001e902e" style:font-weight-asian="normal" style:font-weight-complex="normal"/>
    </style:style>
    <style:style style:name="P9" style:family="paragraph" style:parent-style-name="Standard">
      <style:text-properties fo:font-weight="normal" officeooo:rsid="002031b8" officeooo:paragraph-rsid="002031b8" style:font-weight-asian="normal" style:font-weight-complex="normal"/>
    </style:style>
    <style:style style:name="P10" style:family="paragraph" style:parent-style-name="Standard">
      <style:text-properties fo:font-weight="normal" officeooo:rsid="00232f7a" officeooo:paragraph-rsid="00232f7a" style:font-weight-asian="normal" style:font-weight-complex="normal"/>
    </style:style>
    <style:style style:name="P11" style:family="paragraph" style:parent-style-name="Standard">
      <style:text-properties fo:font-weight="normal" officeooo:rsid="002207e6" officeooo:paragraph-rsid="002207e6" style:font-weight-asian="normal" style:font-weight-complex="normal"/>
    </style:style>
    <style:style style:name="P12" style:family="paragraph" style:parent-style-name="Standard">
      <style:text-properties fo:font-weight="normal" officeooo:rsid="00251b1f" officeooo:paragraph-rsid="00251b1f" style:font-weight-asian="normal" style:font-weight-complex="normal"/>
    </style:style>
    <style:style style:name="P13" style:family="paragraph" style:parent-style-name="Standard">
      <style:text-properties fo:font-weight="normal" officeooo:rsid="00260c93" officeooo:paragraph-rsid="00260c93" style:font-weight-asian="normal" style:font-weight-complex="normal"/>
    </style:style>
    <style:style style:name="P14" style:family="paragraph" style:parent-style-name="Standard">
      <style:text-properties fo:font-weight="normal" officeooo:rsid="00260c93" officeooo:paragraph-rsid="00274bfd" style:font-weight-asian="normal" style:font-weight-complex="normal"/>
    </style:style>
    <style:style style:name="P15" style:family="paragraph" style:parent-style-name="Standard">
      <style:text-properties fo:font-style="italic" fo:font-weight="normal" officeooo:rsid="00274bfd" officeooo:paragraph-rsid="00274bfd" style:font-style-asian="italic" style:font-weight-asian="normal" style:font-style-complex="italic" style:font-weight-complex="normal"/>
    </style:style>
    <style:style style:name="P16" style:family="paragraph" style:parent-style-name="Standard">
      <style:text-properties fo:font-size="10pt" fo:font-style="italic" fo:font-weight="normal" officeooo:rsid="00260c93" officeooo:paragraph-rsid="00274bfd" style:font-size-asian="10pt" style:font-style-asian="italic" style:font-weight-asian="normal" style:font-size-complex="10pt" style:font-style-complex="italic" style:font-weight-complex="normal"/>
    </style:style>
    <style:style style:name="P17" style:family="paragraph" style:parent-style-name="Standard" style:list-style-name="L1">
      <style:text-properties officeooo:paragraph-rsid="001bee4f"/>
    </style:style>
    <style:style style:name="P18" style:family="paragraph" style:parent-style-name="Standard" style:list-style-name="L1">
      <style:text-properties fo:font-weight="normal" officeooo:rsid="001bee4f" officeooo:paragraph-rsid="001bee4f" style:font-weight-asian="normal" style:font-weight-complex="normal"/>
    </style:style>
    <style:style style:name="P19" style:family="paragraph" style:parent-style-name="Standard" style:list-style-name="L1">
      <style:text-properties fo:font-weight="normal" officeooo:rsid="0018ffd6" officeooo:paragraph-rsid="00232f7a" style:font-weight-asian="normal" style:font-weight-complex="normal"/>
    </style:style>
    <style:style style:name="P20" style:family="paragraph" style:parent-style-name="Standard" style:list-style-name="L1">
      <style:text-properties fo:font-weight="normal" officeooo:rsid="0018ffd6" officeooo:paragraph-rsid="001bee4f" style:font-weight-asian="normal" style:font-weight-complex="normal"/>
    </style:style>
    <style:style style:name="P21" style:family="paragraph" style:parent-style-name="Standard" style:list-style-name="L1">
      <style:text-properties fo:font-weight="normal" officeooo:rsid="0018ffd6" officeooo:paragraph-rsid="0023559f" style:font-weight-asian="normal" style:font-weight-complex="normal"/>
    </style:style>
    <style:style style:name="P22" style:family="paragraph" style:parent-style-name="Standard" style:list-style-name="L1">
      <style:text-properties fo:font-weight="normal" officeooo:rsid="001c1121" officeooo:paragraph-rsid="001c1121" style:font-weight-asian="normal" style:font-weight-complex="normal"/>
    </style:style>
    <style:style style:name="P23" style:family="paragraph" style:parent-style-name="Standard" style:list-style-name="L1">
      <style:text-properties fo:font-weight="normal" officeooo:rsid="001c1121" officeooo:paragraph-rsid="001da051" style:font-weight-asian="normal" style:font-weight-complex="normal"/>
    </style:style>
    <style:style style:name="P24" style:family="paragraph" style:parent-style-name="Standard">
      <style:text-properties fo:font-style="italic" fo:font-weight="normal" officeooo:rsid="00232f7a" officeooo:paragraph-rsid="00232f7a" style:font-style-asian="italic" style:font-weight-asian="normal" style:font-style-complex="italic" style:font-weight-complex="normal"/>
    </style:style>
    <style:style style:name="T1" style:family="text">
      <style:text-properties officeooo:rsid="0016d892"/>
    </style:style>
    <style:style style:name="T2" style:family="text">
      <style:text-properties officeooo:rsid="00173ed2"/>
    </style:style>
    <style:style style:name="T3" style:family="text">
      <style:text-properties officeooo:rsid="001bee4f"/>
    </style:style>
    <style:style style:name="T4" style:family="text">
      <style:text-properties fo:font-weight="normal" style:font-weight-asian="normal" style:font-weight-complex="normal"/>
    </style:style>
    <style:style style:name="T5" style:family="text">
      <style:text-properties fo:font-weight="normal" officeooo:rsid="00173ed2" style:font-weight-asian="normal" style:font-weight-complex="normal"/>
    </style:style>
    <style:style style:name="T6" style:family="text">
      <style:text-properties fo:font-weight="normal" officeooo:rsid="001bee4f" style:font-weight-asian="normal" style:font-weight-complex="normal"/>
    </style:style>
    <style:style style:name="T7" style:family="text">
      <style:text-properties style:text-position="sub 58%"/>
    </style:style>
    <style:style style:name="T8" style:family="text">
      <style:text-properties style:text-position="sub 58%" fo:font-weight="normal" officeooo:rsid="00173ed2" style:font-weight-asian="normal" style:font-weight-complex="normal"/>
    </style:style>
    <style:style style:name="T9" style:family="text">
      <style:text-properties style:text-position="sub 58%" officeooo:rsid="00173ed2"/>
    </style:style>
    <style:style style:name="T10" style:family="text">
      <style:text-properties style:text-position="sub 58%" officeooo:rsid="001c1121"/>
    </style:style>
    <style:style style:name="T11" style:family="text">
      <style:text-properties fo:font-weight="bold" style:font-weight-asian="bold" style:font-weight-complex="bold"/>
    </style:style>
    <style:style style:name="T12" style:family="text">
      <style:text-properties fo:font-weight="bold" officeooo:rsid="001bee4f" style:font-weight-asian="bold" style:font-weight-complex="bold"/>
    </style:style>
    <style:style style:name="T13" style:family="text">
      <style:text-properties fo:font-weight="bold" officeooo:rsid="00173ed2" style:font-weight-asian="bold" style:font-weight-complex="bold"/>
    </style:style>
    <style:style style:name="T14" style:family="text">
      <style:text-properties style:text-position="0% 100%"/>
    </style:style>
    <style:style style:name="T15" style:family="text">
      <style:text-properties style:text-position="0% 100%" officeooo:rsid="001c1121"/>
    </style:style>
    <style:style style:name="T16" style:family="text">
      <style:text-properties style:text-position="0% 100%" officeooo:rsid="00173ed2"/>
    </style:style>
    <style:style style:name="T17" style:family="text">
      <style:text-properties style:text-position="0% 100%" officeooo:rsid="001bee4f"/>
    </style:style>
    <style:style style:name="T18" style:family="text">
      <style:text-properties style:text-position="0% 100%" officeooo:rsid="001da051"/>
    </style:style>
    <style:style style:name="T19" style:family="text">
      <style:text-properties style:text-position="0% 100%" officeooo:rsid="001e902e"/>
    </style:style>
    <style:style style:name="T20" style:family="text">
      <style:text-properties style:text-position="0% 100%" fo:font-weight="bold" style:font-weight-asian="bold" style:font-weight-complex="bold"/>
    </style:style>
    <style:style style:name="T21" style:family="text">
      <style:text-properties style:text-position="0% 100%" fo:font-weight="bold" officeooo:rsid="001da051" style:font-weight-asian="bold" style:font-weight-complex="bold"/>
    </style:style>
    <style:style style:name="T22" style:family="text">
      <style:text-properties style:text-position="0% 100%" fo:font-weight="bold" officeooo:rsid="0023559f" style:font-weight-asian="bold" style:font-weight-complex="bold"/>
    </style:style>
    <style:style style:name="T23" style:family="text">
      <style:text-properties style:text-position="0% 100%" officeooo:rsid="00232f7a"/>
    </style:style>
    <style:style style:name="T24" style:family="text">
      <style:text-properties style:text-position="0% 100%" fo:font-style="italic" officeooo:rsid="00232f7a" style:font-style-asian="italic" style:font-style-complex="italic"/>
    </style:style>
    <style:style style:name="T25" style:family="text">
      <style:text-properties style:text-position="0% 100%" fo:font-style="italic" officeooo:rsid="0027b261" style:font-style-asian="italic" style:font-style-complex="italic"/>
    </style:style>
    <style:style style:name="T26" style:family="text">
      <style:text-properties style:text-position="0% 100%" fo:font-style="italic" officeooo:rsid="0028490b" style:font-style-asian="italic" style:font-style-complex="italic"/>
    </style:style>
    <style:style style:name="T27" style:family="text">
      <style:text-properties style:text-position="0% 100%" officeooo:rsid="0023559f"/>
    </style:style>
    <style:style style:name="T28" style:family="text">
      <style:text-properties style:text-position="0% 100%" officeooo:rsid="002452c8"/>
    </style:style>
    <style:style style:name="T29" style:family="text">
      <style:text-properties style:text-position="0% 100%" officeooo:rsid="00278b1b"/>
    </style:style>
    <style:style style:name="T30" style:family="text">
      <style:text-properties style:text-position="0% 100%" officeooo:rsid="0027b261"/>
    </style:style>
    <style:style style:name="T31" style:family="text">
      <style:text-properties fo:font-style="italic" style:font-style-asian="italic" style:font-style-complex="italic"/>
    </style:style>
    <style:style style:name="T32" style:family="text">
      <style:text-properties fo:font-style="italic" officeooo:rsid="00232f7a" style:font-style-asian="italic" style:font-style-complex="italic"/>
    </style:style>
    <style:style style:name="T33" style:family="text">
      <style:text-properties fo:font-style="italic" fo:font-weight="bold" officeooo:rsid="001bee4f" style:font-style-asian="italic" style:font-weight-asian="bold" style:font-style-complex="italic" style:font-weight-complex="bold"/>
    </style:style>
    <style:style style:name="T34" style:family="text">
      <style:text-properties officeooo:rsid="00251b1f"/>
    </style:style>
    <style:style style:name="T35" style:family="text">
      <style:text-properties officeooo:rsid="00274bfd"/>
    </style:style>
    <style:style style:name="T36" style:family="text">
      <style:text-properties officeooo:rsid="00278b1b"/>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Wann ist die L<text:span text:style-name="T1">ä</text:span>nge eines Pfades zwischen zwei Punkten p und q unter 4-Nachbarschaft gleich der Cityblock-Distanz zwischen diesen beiden Punkten? Ist dieser Pfad eindeutig? Machen Sie eine Skizze!</text:p>
      <text:p text:style-name="P7"/>
      <text:p text:style-name="P10">Die Pfadlänge ist gleich, wenn unter 4-Nachbarschaft der kürzeste Pfad zwischen zwei Punkten gewählt wird. </text:p>
      <text:p text:style-name="P10">Dieser Pfad ist nicht eindeutig (siehe imaginäre Skizze :p)</text:p>
      <text:p text:style-name="P1"/>
      <text:p text:style-name="P1"/>
      <text:p text:style-name="P3">2. Erk<text:span text:style-name="T1">lä</text:span>ren Sie die in der Vorlesung behandelten und h¨aufig in der Bildverarbeitung benutzten Normen und deren Berechnung. <text:line-break/>Gegeben sei <text:span text:style-name="T4">x</text:span> = 6, <text:span text:style-name="T4">y</text:span> = − 1/6 , a = (7, 2, 10)^T und b = (3, 0, 1). <text:line-break/>Berechnen Sie: <text:span text:style-name="T2">||</text:span><text:span text:style-name="T4">x</text:span>a<text:span text:style-name="T2">||</text:span><text:span text:style-name="T8">2</text:span>, <text:span text:style-name="T2">||</text:span>a<text:span text:style-name="T2">^</text:span>T b<text:span text:style-name="T2">^</text:span>T <text:span text:style-name="T2">||</text:span>∞, <text:span text:style-name="T2">||</text:span>ba<text:span text:style-name="T2">||</text:span><text:span text:style-name="T8">2</text:span>, <text:span text:style-name="T2">||</text:span>a<text:span text:style-name="T2">||</text:span><text:span text:style-name="T7">1</text:span>, <text:span text:style-name="T2">||</text:span><text:span text:style-name="T4">y</text:span><text:span text:style-name="T2">||</text:span>∞, <text:span text:style-name="T2">||</text:span>b<text:span text:style-name="T2">||</text:span>∞ und <text:span text:style-name="T2">||</text:span>a − b<text:span text:style-name="T2">^</text:span>T <text:span text:style-name="T2">||</text:span><text:span text:style-name="T9">1 </text:span>.</text:p>
      <text:p text:style-name="P3"/>
      <text:p text:style-name="P24"><text:span text:style-name="T36">Ergänzung</text:span>: <text:span text:style-name="T36">Habe </text:span>Vektoren <text:span text:style-name="T36">zur Verdeutlichung mal </text:span>fett geschrieben, Skalare normal.<text:line-break/><text:span text:style-name="T36">Skalare können ausgeklammert werden (wie auf den VL Folien, VL.2, S.16), zur Berechnung hab ich die Regeln auf S.15 benutzt. Man beachte die genaue Position der Betragsstriche ;] Kann das aber erst Montag mit meinen Aufzeichnungen vergleichen, aber so erscheints mir jetzt erstmal logisch.</text:span></text:p>
      <text:p text:style-name="P1"/>
      <text:p text:style-name="P5">D 8 ist die Metrik der L ∞ -Norm ( Maximumsnorm ), <text:line-break/>D 4 die der L 1 -Norm ( Betragssummennorm ) und <text:line-break/>D e die der L 2 -Norm ( euklidische Norm ). <text:line-break/>Die Berechnung der L p -Norm wird durch || . || p angegeben</text:p>
      <text:p text:style-name="P5"/>
      <text:list xml:id="list1144953756444115561" text:style-name="L1">
        <text:list-item>
          <text:p text:style-name="P17"><text:span text:style-name="T5">||x</text:span><text:span text:style-name="T13">a</text:span><text:span text:style-name="T5">||</text:span><text:span text:style-name="T8">2</text:span><text:span text:style-name="T5"> = </text:span><text:span text:style-name="T6">x*</text:span><text:span text:style-name="T5">||</text:span><text:span text:style-name="T13">a</text:span><text:span text:style-name="T5">||2 <text:tab/></text:span><text:span text:style-name="T6">= <text:s/>6 * sqrt(| x1 |^2+ | y1 |^2 + | z1 |^2) </text:span></text:p>
          <text:p text:style-name="P18"><text:tab/><text:tab/><text:tab/>= <text:s/>6 * sqrt( 49 + 4 + 100 )</text:p>
          <text:p text:style-name="P17"><text:tab/><text:tab/><text:tab/><text:span text:style-name="T3">= <text:s/>6 * sqrt( 153 )</text:span></text:p>
        </text:list-item>
        <text:list-item>
          <text:p text:style-name="P19"><text:span text:style-name="T32">update:</text:span><text:span text:style-name="T33"> <text:s text:c="2"/></text:span><text:span text:style-name="T13">||</text:span><text:span text:style-name="T12">a</text:span><text:span text:style-name="T3">^T </text:span><text:span text:style-name="T12">b</text:span><text:span text:style-name="T3">^T</text:span><text:span text:style-name="T12"> </text:span><text:span text:style-name="T13">||</text:span><text:span text:style-name="T12">∞ = </text:span><text:span text:style-name="T3">|| (7,2,10) ,(3,0,1)^T ||∞ = || 31 ||∞ = 31* ||</text:span><text:span text:style-name="T12">0</text:span><text:span text:style-name="T3">||∞ = 0</text:span></text:p>
          <text:p text:style-name="P20"/>
        </text:list-item>
        <text:list-item>
          <text:p text:style-name="P19"><text:span text:style-name="T32">update: <text:s text:c="2"/></text:span><text:span text:style-name="T2">||</text:span><text:span text:style-name="T11">ba</text:span><text:span text:style-name="T2">||</text:span><text:span text:style-name="T9">2</text:span> = <text:span text:style-name="T3">|| (3,0,1),(7,2,10)^T ||</text:span><text:span text:style-name="T9">2</text:span><text:span text:style-name="T3"> = || 31 ||</text:span><text:span text:style-name="T9">2</text:span><text:span text:style-name="T3"> = 31* ||</text:span><text:span text:style-name="T12">0</text:span><text:span text:style-name="T3">|| </text:span><text:span text:style-name="T9">2</text:span><text:span text:style-name="T3"> = 0<text:line-break/></text:span></text:p>
        </text:list-item>
        <text:list-item>
          <text:p text:style-name="P19"><text:span text:style-name="T32">update: <text:s text:c="2"/></text:span><text:span text:style-name="T2">||</text:span><text:span text:style-name="T11">a</text:span><text:span text:style-name="T2">||</text:span><text:span text:style-name="T7">1</text:span><text:span text:style-name="T10"> </text:span><text:span text:style-name="T15">=</text:span><text:span text:style-name="T23"> </text:span><text:span text:style-name="T28">|7| + |2| + |10|</text:span><text:span text:style-name="T17"> </text:span><text:span text:style-name="T15">= </text:span><text:span text:style-name="T23">7 + 2 + 10 = 19</text:span><text:span text:style-name="T17"><text:line-break/></text:span></text:p>
        </text:list-item>
        <text:list-item>
          <text:p text:style-name="P21"><text:span text:style-name="T24">update: <text:s text:c="2"/></text:span><text:span text:style-name="T16">||</text:span><text:span text:style-name="T17">y</text:span><text:span text:style-name="T16">||</text:span><text:span text:style-name="T17">∞ </text:span><text:span text:style-name="T15">= <text:s/></text:span><text:span text:style-name="T27">y * ||</text:span><text:span text:style-name="T22">0</text:span><text:span text:style-name="T27">||</text:span><text:span text:style-name="T17">∞ </text:span><text:span text:style-name="T27">= -1/6 * max( |0|, |0|, …) = -1/6 * 0 = 0</text:span><text:span text:style-name="T15"><text:line-break/></text:span></text:p>
        </text:list-item>
        <text:list-item>
          <text:p text:style-name="P22"><text:span text:style-name="T26">nur </text:span><text:span text:style-name="T25">Notation geändert:</text:span><text:span text:style-name="T30"> </text:span><text:span text:style-name="T16">||</text:span><text:span text:style-name="T20">b</text:span><text:span text:style-name="T16">||</text:span><text:span text:style-name="T14">∞ = </text:span><text:span text:style-name="T18">max </text:span><text:span text:style-name="T29">(|3|, |0|, |1|)</text:span><text:span text:style-name="T18"> = 3<text:line-break/></text:span></text:p>
        </text:list-item>
        <text:list-item>
          <text:p text:style-name="P23"><text:span text:style-name="T16">||</text:span><text:span text:style-name="T21">a</text:span><text:span text:style-name="T18"> − </text:span><text:span text:style-name="T21">b</text:span><text:span text:style-name="T16">^</text:span><text:span text:style-name="T18">T </text:span><text:span text:style-name="T16">||</text:span><text:span text:style-name="T9">1 </text:span><text:span text:style-name="T18">= || (4, 2, 9)^T || = </text:span><text:span text:style-name="T19">15</text:span></text:p>
        </text:list-item>
      </text:list>
      <text:p text:style-name="P6"/>
      <text:p text:style-name="P4"/>
      <text:p text:style-name="P1">3. Ein RGB-Farbbild soll in ein Grauwertbild umgewandelt werden. Geben Sie eine allgemeine und eine spezielle Berechnungsvorschrift (z.B. psychologisch, wahrnehmungsorientiert) dafur an. ¨ Geben Sie eine Funktion an, die das RGB-Bild in ein Bin¨arbild umwandelt.</text:p>
      <text:p text:style-name="P2"/>
      <text:p text:style-name="P8">Farbbild → Grauwertbild</text:p>
      <text:p text:style-name="P8">Allgemein: Grauwert = (R + G + B)/3</text:p>
      <text:p text:style-name="P8">Menschlich: Grauwert = 0.299 R + 0.587 G + 0.144 B</text:p>
      <text:p text:style-name="P8"/>
      <text:p text:style-name="P8">Farbbild → Binärbild</text:p>
      <text:p text:style-name="P8">- alle Grauwerte unterhalb eines Schwellenwertes werden schwarz, alle anderen weiß</text:p>
      <text:p text:style-name="P8"><text:soft-page-break/></text:p>
      <text:p text:style-name="P8">int limit;</text:p>
      <text:p text:style-name="P8">int color = getColor();</text:p>
      <text:p text:style-name="P8">if ( color &lt; limit )</text:p>
      <text:p text:style-name="P8"><text:tab/>binaryvalue = 0;</text:p>
      <text:p text:style-name="P8">else</text:p>
      <text:p text:style-name="P8"><text:tab/>binaryvalue = 255;</text:p>
      <text:p text:style-name="P1"/>
      <text:p text:style-name="P1">4. Ein Bild mit schlechter Ortsaufl¨osung ist schwieriger zu interpretieren als eines mit schlechter Kontrastaufl¨osung. Geben Sie m¨ogliche Grunde daf ¨ ur an und erkl ¨ ¨aren Sie die beiden Begriffe Orts- und Kontrastaufl¨osung dabei.</text:p>
      <text:p text:style-name="P1"/>
      <text:p text:style-name="P9">Ortsauflösung:</text:p>
      <text:p text:style-name="P9">- Bild besteht aus fester Anzahl an Pixeln</text:p>
      <text:p text:style-name="P9">- kann durch Anzahl an Pixel in x- und y-Richtung angegeben</text:p>
      <text:p text:style-name="P9"/>
      <text:p text:style-name="P9">Konstrastauflösung:</text:p>
      <text:p text:style-name="P9">- Farbwert-/Graustufenunterschied zwischen den einzelnen Pixeln eines Bildes</text:p>
      <text:p text:style-name="P9"/>
      <text:p text:style-name="P11">Selbst bei wenigen Farbwert-/Graustufen kann man noch unterschiedliche Elemente in dem Bild erkennen. Bei fehlenden Pixeln ist das nicht mehr der Fall <text:span text:style-name="T34">(der darstellbare Detailgrad nimmt ab).</text:span></text:p>
      <text:p text:style-name="P12"/>
      <text:p text:style-name="P12"><text:span text:style-name="T31">Ergänzung:</text:span> Bei schlechterer Ortsauflösung wird die Zahl der verwendbaren Farben/Grauwerte zwar nicht verringert, aber die Anzahl der Pixel, die diese Farben darstellen können. </text:p>
      <text:p text:style-name="P1"/>
      <text:p text:style-name="P1">5. Erkl¨aren Sie die Begriffe: Zusammenh¨angende Gebiete, Homogenit¨atskriterium, Bildsemantik.</text:p>
      <text:p text:style-name="P1"/>
      <text:p text:style-name="P15">Ergänzung:</text:p>
      <text:p text:style-name="P13">Zusammenhängendes Gebiet:</text:p>
      <text:p text:style-name="P13">- Menge aller Pixel, zwischen denen Pfade existieren</text:p>
      <text:p text:style-name="P13"/>
      <text:p text:style-name="P13">Homogenitätskriterium:</text:p>
      <text:p text:style-name="P13">- Merkmal, anhand dessen entschieden werden kann, ob Pixel einander ähnlich genug sind, um als “einheitlich” (homogen) angesehen zu werden.</text:p>
      <text:p text:style-name="P13">Unter dieser Voraussetzung kann die Bildung von Pfaden zwischen solchen Pixeln begünstigt werden. (homogen → müssen zusammenhängen → Bilde Pfade zwischen zusammenhängenden Pixeln)</text:p>
      <text:p text:style-name="P13"/>
      <text:p text:style-name="P13">Bildsemantik:</text:p>
      <text:p text:style-name="P14">Bedeutung der (extrahierten) Bildelemente (zB zusammenhängende Gebiete), die in einem Bild z.B. mithilfe von Homogenitätskriterien erfasst wurden. </text:p>
      <text:p text:style-name="P16">(siehe Vorlesungsbeispiel, in dem Pixel anhand von H<text:span text:style-name="T35">omogenitätsk</text:span>riterien (<text:span text:style-name="T35">z.B. </text:span>ihre gleiche dunkle Farbe) durch Pfade als zusammenhängende Gebiete klassifiziert werden, wobei auch der weiße Hintergrund ein zusammenhängendes Gebiet darstellt. Die Gebiete werden in ihrer Bildsemantik als Schrift interpretiert, worauf weitere Verarbeitungsprozesse (z.B. Schriftabgleich, Digitalisierung in PC Schrift usw.) folgen kön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9T18:57:41.372384296</meta:creation-date>
    <meta:generator>LibreOffice/4.2.7.2$Windows_x86 LibreOffice_project/933c0aa564ec4f8883ed5732c866db48dca4dac5</meta:generator>
    <dc:date>2016-10-22T15:13:01.548000000</dc:date>
    <meta:editing-duration>PT38M7S</meta:editing-duration>
    <meta:editing-cycles>12</meta:editing-cycles>
    <meta:document-statistic meta:table-count="0" meta:image-count="0" meta:object-count="0" meta:page-count="2" meta:paragraph-count="45" meta:word-count="677" meta:character-count="4209" meta:non-whitespace-character-count="3550"/>
  </office:meta>
</office:document-meta>
</file>